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left="0in" fo:margin-right="0in" fo:text-indent="0.2in" style:auto-text-indent="false"/>
      <style:text-properties fo:font-size="12pt" fo:font-weight="bold" style:font-size-asian="12pt" style:font-weight-asian="bold" style:font-size-complex="12pt" style:font-weight-complex="bold"/>
    </style:style>
    <style:style style:name="P2" style:family="paragraph" style:parent-style-name="Preformatted_20_Text">
      <style:paragraph-properties fo:margin-left="0in" fo:margin-right="0in" fo:text-indent="0.2in" style:auto-text-indent="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VIP-Collection</text:p>
      <text:p text:style-name="P1"/>
      <text:p text:style-name="P2">The idea is to put together in long term a collection of VIP and business planes together. The first one is the Lineage 1000, but I also think about Gulfstreams, Bombadiers, BBJs and other planes. The idea is, those planes share a lot of modeling (Sofas, TVs, Bedrooms, etc, etc), a lot of systems as it is now (like about half of them use Honeywell Primus, almost all of them the generic Boeing CDU) and should use, but don't the same announcements and music systems. So from my point of view, it makes sense to put them together.</text:p>
      <text:p text:style-name="P2">A big problem in FG is, that one can get planes with the same names from different sources. They are often different variants to the same planes with different models, systems and liveries. The current system of FG doesn't support this. Thus, a collection by purpose with unique names (Lineage 1000 instead of ERJ-190-100ECJ) can help to navigate around that problem. If not, I have to consider making the collection name part of the plane names in the future to avoid mess ups of FG.<text:line-break/></text:p>
      <text:p text:style-name="P2"/>
      <text:p text:style-name="P1">The Lineage 1000</text:p>
      <text:p text:style-name="P1"/>
      <text:p text:style-name="P2">The Lineage 1000 was proposed by Embraer in 2006. Basically she is as business jet in a class of her own, bigger than the Gulfstream and Bombardier competition, but still smaller than the BBJs and thus able to land almost on every airport, the smaller business jets can land on but almost as luxurious as an ACJ or BBJ.<text:line-break/></text:p>
      <text:p text:style-name="P2">The current Lineage 1000 is still under development and therefore not rated. The AP, inherited from the Omega ERJ-190 has serious flaws that are partially still present in the Lineage 1000. The addition of a belly tank expanded the range. The FG plane needs a much higher cruising speed than the real one to stay at altitude. Tests are not concluded yet. Thus, she is sent out “as she is” with no guarantees.<text:line-break/></text:p>
      <text:p text:style-name="P2"/>
      <text:p text:style-name="P1">Gulfstream G550<text:line-break/></text:p>
      <text:p text:style-name="P2">I have my eyes on it, but not added a copy to the VIP collection yet.<text:line-break/></text:p>
      <text:p text:style-name="P2"/>
      <text:p text:style-name="P1">747-8VIP and VVIP<text:span text:style-name="T1"><text:line-break/></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roid Sans Fallback1" style:font-size-asian="10pt" style:font-name-complex="Liberation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08-10T10:55:35</dc:date>
    <meta:generator>OpenOffice/4.1.0$Unix OpenOffice.org_project/410m18$Build-9764</meta:generator>
    <meta:editing-duration>PT2M53S</meta:editing-duration>
    <meta:editing-cycles>3</meta:editing-cycles>
    <dc:creator>Peter Brendt</dc:creator>
    <meta:document-statistic meta:table-count="0" meta:image-count="0" meta:object-count="0" meta:page-count="1" meta:paragraph-count="9" meta:word-count="341" meta:character-count="1883"/>
  </office:meta>
</office:document-meta>
</file>